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WWNum1">
      <style:text-properties style:font-name="Times New Roman"/>
    </style:style>
    <style:style style:name="P3" style:family="paragraph" style:parent-style-name="Standard" style:list-style-name="WWNum2">
      <style:text-properties style:font-name="Times New Roman"/>
    </style:style>
    <style:style style:name="P4" style:family="paragraph" style:parent-style-name="Standard" style:master-page-name="Standard">
      <style:paragraph-properties style:page-number="auto"/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ing VTK with Visual Studio 2015</text:p>
      <text:p text:style-name="P1"/>
      <text:list xml:id="list3928753922700238301" text:style-name="WWNum1">
        <text:list-item>
          <text:p text:style-name="P2">Download VTK 8.0.1 from vtk.org.</text:p>
        </text:list-item>
        <text:list-item>
          <text:p text:style-name="P2">Unzip to the directory you want to build from.</text:p>
        </text:list-item>
        <text:list-item>
          <text:p text:style-name="P2">Create a directory for building and a directory for installing. <text:s/>Note: when we are all done you will need four directories. <text:s/>A build and install directory for debug and a set for release.</text:p>
        </text:list-item>
        <text:list-item>
          <text:p text:style-name="P2">Open a Developer Command Prompt for VS2015.</text:p>
        </text:list-item>
        <text:list-item>
          <text:p text:style-name="P2">Run CMake-gui from inside the command prompt.</text:p>
        </text:list-item>
        <text:list-item>
          <text:p text:style-name="P2">Specify the source directory for VTK-8.0.1 and the build directory.</text:p>
        </text:list-item>
        <text:list-item>
          <text:p text:style-name="P2">Click the "Configure" button.</text:p>
        </text:list-item>
        <text:list-item>
          <text:p text:style-name="P2">Select “Nmake Makefiles” as the generator for this project.</text:p>
        </text:list-item>
        <text:list-item>
          <text:p text:style-name="P2">Click the “Finish” button. <text:s/>This will take 5 to 10 min to finish.</text:p>
        </text:list-item>
        <text:list-item>
          <text:p text:style-name="P2">Set the CMAKE_BUILD_TYPE to debug or release.</text:p>
        </text:list-item>
        <text:list-item>
          <text:p text:style-name="P2">Find the option “CMAKE_INSTALL_PREFIX” and set this to the install directory </text:p>
        </text:list-item>
        <text:list-item>
          <text:p text:style-name="P2">Find the option “VTK_Group_Qt” and check it/turn it on.</text:p>
        </text:list-item>
        <text:list-item>
          <text:p text:style-name="P2">Click the “Configure” button. Wait until it is done.</text:p>
        </text:list-item>
        <text:list-item>
          <text:p text:style-name="P2">Find the option “VTK_QT_VERSION” and set it to 5</text:p>
        </text:list-item>
        <text:list-item>
          <text:p text:style-name="P2">On the right side of the “Search” field, check the “Advanced” checkbox.</text:p>
        </text:list-item>
        <text:list-item>
          <text:p text:style-name="P2">Find the option “Module_vtkGUISupportQtOpenGL” and check it/turn it on.</text:p>
        </text:list-item>
        <text:list-item>
          <text:p text:style-name="P2">Click the “Configure” button. Wait until it is done.</text:p>
        </text:list-item>
        <text:list-item>
          <text:p text:style-name="P2">Click the “Generate” button. Wait until it is done.</text:p>
        </text:list-item>
        <text:list-item>
          <text:p text:style-name="P2">Close Cmake-gui.</text:p>
        </text:list-item>
        <text:list-item>
          <text:p text:style-name="P2">In the command window navigate to the build directory.</text:p>
        </text:list-item>
        <text:list-item>
          <text:p text:style-name="P2">In the command window run nmake. <text:s/>This will build VTK</text:p>
        </text:list-item>
        <text:list-item>
          <text:p text:style-name="P2">In the command window run nmake install</text:p>
        </text:list-item>
        <text:list-item>
          <text:p text:style-name="P2">You should now have a number of directories and files in the directory you chose to install VTK in.</text:p>
        </text:list-item>
        <text:list-item>
          <text:p text:style-name="P2">Repeat this process for the release build and remember to specify a different directory for the release.</text:p>
        </text:list-item>
        <text:list-item>
          <text:p text:style-name="P2">Add the VTK debug and release install bin directories to your system path. <text:s/>Important: Debug needs to be before release in the path. <text:s/></text:p>
        </text:list-item>
      </text:list>
      <text:p text:style-name="P1">Congratulations you have finished installing VTK.</text:p>
      <text:p text:style-name="P1"/>
      <text:p text:style-name="P1">Building the VTK Example</text:p>
      <text:list xml:id="list1214148803256819241" text:style-name="WWNum2">
        <text:list-item>
          <text:p text:style-name="P3">Download the example from learning suite</text:p>
        </text:list-item>
        <text:list-item>
          <text:p text:style-name="P3">Unzip to the directory you want to build from.</text:p>
        </text:list-item>
        <text:list-item>
          <text:p text:style-name="P3">Inside QtCreator open the CMakeList.txt found inside the VTK Example directory.</text:p>
        </text:list-item>
        <text:list-item>
          <text:p text:style-name="P3">Click the "Configure Project" button.</text:p>
        </text:list-item>
        <text:list-item>
          <text:p text:style-name="P3">Under the CMake Section you will see several options.</text:p>
          <text:list>
            <text:list-item>
              <text:p text:style-name="P3">Find the option find “VTK_DIR” and set this to the location of “/lib/cmake/vtk-8.0” inside your VTK install dir. <text:s/>When you are building a debug build set this to the debug version of VTK. <text:s/>If you are building the release then set this to the release version.</text:p>
            </text:list-item>
            <text:list-item>
              <text:p text:style-name="P3">Press the “Apply Configuration Changes” under the options window. Wait until it is done.</text:p>
            </text:list-item>
          </text:list>
        </text:list-item>
        <text:list-item>
          <text:p text:style-name="P3">Build VTK</text:p>
        </text:list-item>
        <text:list-item>
          <text:p text:style-name="P3">Run the example.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name-complex="Lucida Sans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1"/>
    </style:style>
    <style:style style:name="Text_20_Body" style:display-name="Text Body" style:family="paragraph" style:parent-style-name="Standard" style:default-outline-level="">
      <style:paragraph-properties fo:margin-top="0in" fo:margin-bottom="0.0835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22:04</meta:creation-date>
    <dc:date>2017-11-08T09:52:59.73</dc:date>
    <meta:editing-cycles>7</meta:editing-cycles>
    <meta:editing-duration>PT45M52S</meta:editing-duration>
    <meta:generator>OpenOffice/4.0.0$Win32 OpenOffice.org_project/400m3$Build-9702</meta:generator>
    <dc:creator>Corey McBride</dc:creator>
    <meta:document-statistic meta:table-count="0" meta:image-count="0" meta:object-count="0" meta:page-count="2" meta:paragraph-count="37" meta:word-count="423" meta:character-count="2408"/>
  </office:meta>
</office:document-meta>
</file>